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text-transform="uppercas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text-transform="uppercas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0%" fo:text-align="left" style:tab-stop-distance="1in" fo:margin-left="0.58333in" fo:margin-right="0in" fo:text-indent="-0.5833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70%" fo:text-align="left" style:tab-stop-distance="1in" fo:margin-left="0.58333in" fo:margin-right="0in" fo:text-indent="-0.5833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70%" fo:text-align="left" style:tab-stop-distance="1in" fo:margin-left="0.58333in" fo:margin-right="0in" fo:text-indent="-0.5833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5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155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155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155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5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1.4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text-transform="uppercas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0%" fo:text-align="left" style:tab-stop-distance="1in" fo:margin-left="0.5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text-transform="uppercas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number text:level="1" style:num-format="1" style:num-suffix=".">
        <style:list-level-properties text:space-before="0.07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27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24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52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280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0903in" text:min-label-width="0.5in"/>
        <style:text-properties fo:color="#9e3611" fo:font-family="Century Gothic" fo:font-size="85%"/>
      </text:list-level-style-number>
    </text:list-style>
    <text:list-style style:name="a8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0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56">
      <text:list-level-style-number text:level="1" style:num-format="1" style:num-suffix=".">
        <style:list-level-properties text:space-before="0.35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5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904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2.232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560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88903in" text:min-label-width="0.5in"/>
        <style:text-properties fo:color="#9e3611" fo:font-family="Century Gothic" fo:font-size="85%"/>
      </text:list-level-style-number>
    </text:list-style>
    <text:list-style style:name="a100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59">
      <text:list-level-style-number text:level="1" style:num-format="1" style:num-suffix=".">
        <style:list-level-properties text:space-before="0.35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5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904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2.232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560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88903in" text:min-label-width="0.5in"/>
        <style:text-properties fo:color="#9e3611" fo:font-family="Century Gothic" fo:font-size="85%"/>
      </text:list-level-style-number>
    </text:list-style>
    <text:list-style style:name="a6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2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7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9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9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2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48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3in" text:min-label-width="0.58333in"/>
      </text:list-level-style-number>
      <text:list-level-style-number text:level="3" style:num-format="">
        <style:list-level-properties text:space-before="0.6in" text:min-label-width="0.58333in"/>
      </text:list-level-style-number>
      <text:list-level-style-number text:level="4" style:num-format="">
        <style:list-level-properties text:space-before="0.9in" text:min-label-width="0.58333in"/>
      </text:list-level-style-number>
      <text:list-level-style-number text:level="5" style:num-format="">
        <style:list-level-properties text:space-before="1.2in" text:min-label-width="0.58333in"/>
      </text:list-level-style-number>
      <text:list-level-style-number text:level="6" style:num-format="">
        <style:list-level-properties text:space-before="1.54978in" text:min-label-width="0.58333in"/>
      </text:list-level-style-number>
      <text:list-level-style-number text:level="7" style:num-format="">
        <style:list-level-properties text:space-before="1.87787in" text:min-label-width="0.58333in"/>
      </text:list-level-style-number>
      <text:list-level-style-number text:level="8" style:num-format="">
        <style:list-level-properties text:space-before="2.20595in" text:min-label-width="0.58333in"/>
      </text:list-level-style-number>
      <text:list-level-style-number text:level="9" style:num-format="">
        <style:list-level-properties text:space-before="2.53403in" text:min-label-width="0.58333in"/>
      </text:list-level-style-number>
    </text:list-style>
    <text:list-style style:name="a49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4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7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1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6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4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6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1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62">
      <text:list-level-style-number text:level="1" style:num-format="1" style:num-suffix=".">
        <style:list-level-properties text:space-before="0.35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5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904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2.232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560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88903in" text:min-label-width="0.5in"/>
        <style:text-properties fo:color="#9e3611" fo:font-family="Century Gothic" fo:font-size="85%"/>
      </text:list-level-style-number>
    </text:list-style>
    <text:list-style style:name="a8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65">
      <text:list-level-style-number text:level="1" style:num-format="1" style:num-suffix=".">
        <style:list-level-properties text:space-before="0.07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27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24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52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280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0903in" text:min-label-width="0.5in"/>
        <style:text-properties fo:color="#9e3611" fo:font-family="Century Gothic" fo:font-size="85%"/>
      </text:list-level-style-number>
    </text:list-style>
    <text:list-style style:name="a81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68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49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77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305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3403in" text:min-label-width="0.5in"/>
        <style:text-properties fo:color="#9e3611" fo:font-family="Century Gothic" fo:font-size="85%"/>
      </text:list-level-style-number>
    </text:list-style>
    <text:list-style style:name="a68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51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3in" text:min-label-width="0.58333in"/>
      </text:list-level-style-number>
      <text:list-level-style-number text:level="3" style:num-format="">
        <style:list-level-properties text:space-before="0.6in" text:min-label-width="0.58333in"/>
      </text:list-level-style-number>
      <text:list-level-style-number text:level="4" style:num-format="">
        <style:list-level-properties text:space-before="0.9in" text:min-label-width="0.58333in"/>
      </text:list-level-style-number>
      <text:list-level-style-number text:level="5" style:num-format="">
        <style:list-level-properties text:space-before="1.2in" text:min-label-width="0.58333in"/>
      </text:list-level-style-number>
      <text:list-level-style-number text:level="6" style:num-format="">
        <style:list-level-properties text:space-before="1.54978in" text:min-label-width="0.58333in"/>
      </text:list-level-style-number>
      <text:list-level-style-number text:level="7" style:num-format="">
        <style:list-level-properties text:space-before="1.87787in" text:min-label-width="0.58333in"/>
      </text:list-level-style-number>
      <text:list-level-style-number text:level="8" style:num-format="">
        <style:list-level-properties text:space-before="2.20595in" text:min-label-width="0.58333in"/>
      </text:list-level-style-number>
      <text:list-level-style-number text:level="9" style:num-format="">
        <style:list-level-properties text:space-before="2.53403in" text:min-label-width="0.58333in"/>
      </text:list-level-style-number>
    </text:list-style>
    <text:list-style style:name="a9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54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3in" text:min-label-width="0.58333in"/>
      </text:list-level-style-number>
      <text:list-level-style-number text:level="3" style:num-format="">
        <style:list-level-properties text:space-before="0.6in" text:min-label-width="0.58333in"/>
      </text:list-level-style-number>
      <text:list-level-style-number text:level="4" style:num-format="">
        <style:list-level-properties text:space-before="0.9in" text:min-label-width="0.58333in"/>
      </text:list-level-style-number>
      <text:list-level-style-number text:level="5" style:num-format="">
        <style:list-level-properties text:space-before="1.2in" text:min-label-width="0.58333in"/>
      </text:list-level-style-number>
      <text:list-level-style-number text:level="6" style:num-format="">
        <style:list-level-properties text:space-before="1.54978in" text:min-label-width="0.58333in"/>
      </text:list-level-style-number>
      <text:list-level-style-number text:level="7" style:num-format="">
        <style:list-level-properties text:space-before="1.87787in" text:min-label-width="0.58333in"/>
      </text:list-level-style-number>
      <text:list-level-style-number text:level="8" style:num-format="">
        <style:list-level-properties text:space-before="2.20595in" text:min-label-width="0.58333in"/>
      </text:list-level-style-number>
      <text:list-level-style-number text:level="9" style:num-format="">
        <style:list-level-properties text:space-before="2.53403in" text:min-label-width="0.58333in"/>
      </text:list-level-style-number>
    </text:list-style>
    <text:list-style style:name="a7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57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9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5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71">
      <text:list-level-style-number text:level="1" style:num-format="1" style:num-suffix=".">
        <style:list-level-properties text:space-before="0.3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849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2.177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505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83403in" text:min-label-width="0.5in"/>
        <style:text-properties fo:color="#9e3611" fo:font-family="Century Gothic" fo:font-size="85%"/>
      </text:list-level-style-number>
    </text:list-style>
    <text:list-style style:name="a102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74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49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77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305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3403in" text:min-label-width="0.5in"/>
        <style:text-properties fo:color="#9e3611" fo:font-family="Century Gothic" fo:font-size="85%"/>
      </text:list-level-style-number>
    </text:list-style>
    <text:list-style style:name="a82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9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77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49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77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305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3403in" text:min-label-width="0.5in"/>
        <style:text-properties fo:color="#9e3611" fo:font-family="Century Gothic" fo:font-size="85%"/>
      </text:list-level-style-number>
    </text:list-style>
    <text:list-style style:name="a6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4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60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64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63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6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66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7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69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7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1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8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3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8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3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3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80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49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77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305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3403in" text:min-label-width="0.5in"/>
        <style:text-properties fo:color="#9e3611" fo:font-family="Century Gothic" fo:font-size="85%"/>
      </text:list-level-style-number>
    </text:list-style>
    <text:list-style style:name="a83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83">
      <text:list-level-style-number text:level="1" style:num-format="1" style:num-suffix=".">
        <style:list-level-properties text:space-before="0.07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27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1.62478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1.95287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2.2809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2.60903in" text:min-label-width="0.5in"/>
        <style:text-properties fo:color="#9e3611" fo:font-family="Century Gothic" fo:font-size="85%"/>
      </text:list-level-style-number>
    </text:list-style>
    <text:list-style style:name="a83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8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60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3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5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72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9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75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1.68728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2.01537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2.3434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2.67153in" text:min-label-width="0.58333in"/>
        <style:text-properties fo:color="#9e3611" fo:font-family="Wingdings" style:font-pitch="variable" fo:font-size="85%"/>
      </text:list-level-style-number>
    </text:list-style>
    <text:list-style style:name="a9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2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9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7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9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4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9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4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9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61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4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6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3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8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3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8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0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5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7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0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5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50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0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</office:automatic-styles>
  <office:body>
    <office:presentation>
      <draw:page draw:name="Slide1" draw:style-name="a435" draw:master-page-name="Master1-Layout1-title-Title-Slide" presentation:presentation-page-layout-name="Master1-PPL1" draw:id="Slide-256">
        <draw:frame draw:id="id104" presentation:style-name="a438" draw:name="Title 1" svg:x="0.8625in" svg:y="1.5663in" svg:width="8.30417in" svg:height="3.32in" presentation:class="title" presentation:placeholder="false">
          <draw:text-box>
            <text:p text:style-name="a437" text:class-names="" text:cond-style-name=""><text:span text:style-name="a436" text:class-names="">Week 2</text:span></text:p>
          </draw:text-box>
          <svg:title/>
          <svg:desc/>
        </draw:frame>
        <draw:frame draw:id="id105" presentation:style-name="a441" draw:name="Subtitle 2" svg:x="0.8775in" svg:y="4.8in" svg:width="6.4725in" svg:height="1.17in" presentation:class="subtitle" presentation:placeholder="false">
          <draw:text-box>
            <text:p text:style-name="a440" text:class-names="" text:cond-style-name=""><text:span text:style-name="a439" text:class-names="">Conditionals, Lists, Tuple, Dictionaries</text:span></text:p>
          </draw:text-box>
          <svg:title/>
          <svg:desc/>
        </draw:frame>
      </draw:page>
      <draw:page draw:name="Slide4" draw:style-name="a442" draw:master-page-name="Master1-Layout2-obj-Title-and-Content" presentation:presentation-page-layout-name="Master1-PPL2" draw:id="Slide-259">
        <draw:frame draw:id="id106" presentation:style-name="a445" draw:name="Rectangle 6" svg:x="0.7029in" svg:y="1.50611in" svg:width="9in" svg:height="0.68229in" presentation:class="title" presentation:placeholder="false">
          <draw:text-box>
            <text:p text:style-name="a444" text:class-names="" text:cond-style-name=""><text:span text:style-name="a443" text:class-names="">Conditions: Boolean</text:span></text:p>
          </draw:text-box>
          <svg:title/>
          <svg:desc/>
        </draw:frame>
        <draw:frame draw:id="id107" presentation:style-name="a476" draw:name="Rectangle 3" svg:x="0.7752in" svg:y="2.56771in" svg:width="8.23264in" svg:height="4.83333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Expression that is either true or false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“False “ in Python:</text:span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False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None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0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“”<text:tab/>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()<text:tab/>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[]<text:tab/>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{}</text:span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479" draw:name="Text Box 5" svg:x="0.66667in" svg:y="4.58333in" svg:width="0.20139in" svg:height="0.40104in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2-obj-Title-and-Content" presentation:presentation-page-layout-name="Master1-PPL2" draw:id="Slide-260">
        <draw:frame draw:id="id109" presentation:style-name="a483" draw:name="Rectangle 5" svg:x="1.07836in" svg:y="1.40278in" svg:width="7.68235in" svg:height="0.75in" presentation:class="title" presentation:placeholder="false">
          <draw:text-box>
            <text:p text:style-name="a482" text:class-names="" text:cond-style-name=""><text:span text:style-name="a481" text:class-names="">Boolean Evaluation</text:span></text:p>
          </draw:text-box>
          <svg:title/>
          <svg:desc/>
        </draw:frame>
        <draw:frame draw:id="id110" presentation:style-name="a519" draw:name="Rectangle 3" svg:x="1.08333in" svg:y="2.41667in" svg:width="7.91667in" svg:height="4.9027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4" text:class-names="">==</text:span><text:span text:style-name="a485" text:class-names=""><text:s text:c="1"/>is a<text:s text:c="1"/></text:span><text:span text:style-name="a486" text:class-names="">comparison operator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tab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others are:</text:span></text:p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x != y <text:tab/>x is not equal to y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x &gt; y <text:tab/>x is greater than y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x &lt; y <text:tab/>x is less than y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x &gt;= y <text:tab/>x is greater than or equal to y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x &lt;= y <text:tab/>x is less than or equal to y</text:span></text:p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3" text:class-names="">=<text:s text:c="1"/></text:span><text:span text:style-name="a514" text:class-names="">is the<text:s text:c="1"/></text:span><text:span text:style-name="a515" text:class-names="">assignment operator</text:span><text:span text:style-name="a516" text:class-names=""/></text:p>
              </text:list-item>
            </text:list>
          </draw:text-box>
          <svg:title/>
          <svg:desc/>
        </draw:frame>
        <draw:frame draw:id="id111" draw:style-name="a522" draw:name="Text Box 4" svg:x="0.66667in" svg:y="4.58333in" svg:width="0.20139in" svg:height="0.40104in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6" draw:style-name="a523" draw:master-page-name="Master1-Layout2-obj-Title-and-Content" presentation:presentation-page-layout-name="Master1-PPL2" draw:id="Slide-261">
        <draw:frame draw:id="id112" presentation:style-name="a526" draw:name="Rectangle 5" svg:x="0.86806in" svg:y="1.5in" svg:width="7.68235in" svg:height="0.75in" presentation:class="title" presentation:placeholder="false">
          <draw:text-box>
            <text:p text:style-name="a525" text:class-names="" text:cond-style-name=""><text:span text:style-name="a524" text:class-names="">Logical Operators</text:span></text:p>
          </draw:text-box>
          <svg:title/>
          <svg:desc/>
        </draw:frame>
        <draw:frame draw:id="id113" presentation:style-name="a564" draw:name="Rectangle 3" svg:x="0.86806in" svg:y="2.54167in" svg:width="8.39931in" svg:height="4.25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27" text:class-names="">Three logical operators:<text:s text:c="1"/></text:span><text:span text:style-name="a528" text:class-names="">and</text:span><text:span text:style-name="a529" text:class-names="">,<text:s text:c="1"/></text:span><text:span text:style-name="a530" text:class-names="">or</text:span><text:span text:style-name="a531" text:class-names="">, and<text:s text:c="1"/></text:span><text:span text:style-name="a532" text:class-names="">not</text:span><text:span text:style-name="a533" text:class-names="">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Meaning of these operators similar to their meaning<text:s text:c="1"/></text:span><text:span text:style-name="a540" text:class-names="">in<text:s text:c="1"/></text:span><text:span text:style-name="a541" text:class-names="">English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tab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tab/>For example,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3" text:class-names=""><text:tab/><text:tab/></text:span><text:span text:style-name="a554" text:class-names="">x &gt; 0 and x &lt; 10</text:span><text:span text:style-name="a555" text:class-names="">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tab/>is true only if x is greater than 0 and less than 10 (if both conditions are true</text:span></text:p>
              </text:list-item>
            </text:list>
          </draw:text-box>
          <svg:title/>
          <svg:desc/>
        </draw:frame>
        <draw:frame draw:id="id114" draw:style-name="a567" draw:name="Text Box 4" svg:x="0.66667in" svg:y="4.58333in" svg:width="0.20139in" svg:height="0.40104in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7" draw:style-name="a568" draw:master-page-name="Master1-Layout2-obj-Title-and-Content" presentation:presentation-page-layout-name="Master1-PPL2" draw:id="Slide-262">
        <draw:frame draw:id="id115" presentation:style-name="a571" draw:name="Rectangle 2" svg:x="0.6in" svg:y="0.51587in" svg:width="8.18937in" svg:height="1.4008in" presentation:class="title" presentation:placeholder="false">
          <draw:text-box>
            <text:p text:style-name="a570" text:class-names="" text:cond-style-name=""><text:span text:style-name="a569" text:class-names="">Conditional Statements</text:span></text:p>
          </draw:text-box>
          <svg:title/>
          <svg:desc/>
        </draw:frame>
        <draw:frame draw:id="id116" presentation:style-name="a611" draw:name="Rectangle 3" svg:x="1.08333in" svg:y="1.6in" svg:width="7.875in" svg:height="5.48333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2" text:class-names="">Conditional statement:<text:s text:c="1"/></text:span><text:span text:style-name="a573" text:class-names="">if…</text:span><text:span text:style-name="a574" text:class-names="">elif</text:span><text:span text:style-name="a575" text:class-names="">…else</text:span></text:p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78" text:class-names="">if</text:span><text:span text:style-name="a579" text:class-names=""><text:s text:c="1"/>x == 1</text:span><text:span text:style-name="a580" text:class-names="">: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print “x is 1”</text:span></text:p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6" text:class-names="">elif</text:span><text:span text:style-name="a587" text:class-names=""><text:s text:c="1"/>x == 2</text:span><text:span text:style-name="a588" text:class-names="">: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print “x is 2”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else:<text:s text:c="1"/>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print “x is not 1 or 2”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colons</text:span><text:span text:style-name="a601" text:class-names=""><text:s text:c="1"/>are used at the end of each condition (:)</text:span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indentation</text:span><text:span text:style-name="a605" text:class-names=""><text:s text:c="1"/>defines what executes for each condition</text:span></text:p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612" draw:master-page-name="Master1-Layout2-obj-Title-and-Content" presentation:presentation-page-layout-name="Master1-PPL2" draw:id="Slide-275">
        <draw:frame draw:id="id117" presentation:style-name="a615" draw:name="Title 1" svg:x="0.75in" svg:y="0.53in" svg:width="8.5in" svg:height="1.76in" presentation:class="title" presentation:placeholder="false">
          <draw:text-box>
            <text:p text:style-name="a614" text:class-names="" text:cond-style-name=""><text:span text:style-name="a613" text:class-names="">Code it up!</text:span></text:p>
          </draw:text-box>
          <svg:title/>
          <svg:desc/>
        </draw:frame>
        <draw:frame draw:id="id118" presentation:style-name="a653" draw:name="Content Placeholder 2" svg:x="0.75in" svg:y="2.32in" svg:width="8.5in" svg:height="4.43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d = 0</text:span></text:p>
              </text:list-item>
            </text:list>
            <text:list text:style-name="a626">
              <text:list-item>
                <text:p text:style-name="a625" text:class-names="" text:cond-style-name=""><text:span text:style-name="a619" text:class-names="">if<text:s text:c="1"/></text:span><text:span text:style-name="a620" text:class-names="">d == False:<text:s text:c="1"/></text:span><text:span text:style-name="a621" text:class-names="">print(‘David<text:s text:c="1"/></text:span><text:span text:style-name="a622" text:class-names="">doesn’t know what he is<text:s text:c="1"/></text:span><text:span text:style-name="a623" text:class-names="">doing again!’)</text:span><text:span text:style-name="a624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27" text:class-names="">if<text:s text:c="1"/></text:span><text:span text:style-name="a628" text:class-names="">d == True:<text:s text:c="1"/></text:span><text:span text:style-name="a629" text:class-names="">print(‘Well<text:s text:c="1"/></text:span><text:span text:style-name="a630" text:class-names="">maybe he does know a few things</text:span><text:span text:style-name="a631" text:class-names="">’)</text:span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Write a program that prompts the user to input a string.</text:span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tatement = input(‘Please enter something: ’).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If the users input a value, print out the input statement.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If there is nothing input, print.<text:s text:c="1"/>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50" text:class-names="">You didn’t enter anything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654" draw:master-page-name="Master1-Layout2-obj-Title-and-Content" presentation:presentation-page-layout-name="Master1-PPL2" draw:id="Slide-263">
        <draw:frame draw:id="id119" presentation:style-name="a657" draw:name="Title 1" svg:x="0.75in" svg:y="0.53in" svg:width="8.5in" svg:height="1.76in" presentation:class="title" presentation:placeholder="false">
          <draw:text-box>
            <text:p text:style-name="a656" text:class-names="" text:cond-style-name=""><text:span text:style-name="a655" text:class-names="">Sequences</text:span></text:p>
          </draw:text-box>
          <svg:title/>
          <svg:desc/>
        </draw:frame>
        <draw:frame draw:id="id120" presentation:style-name="a682" draw:name="Content Placeholder 2" svg:x="0.75in" svg:y="2.32in" svg:width="8.5in" svg:height="4.43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String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Unicode string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Tuples</text:span></text:p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Myfirsttuple = <text:s text:c="1"/>(‘something’, ‘thing2’)</text:span></text:p>
                  </text:list-item>
                </text:list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Lists</text:span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Mylist = [‘something’, ‘thing2’]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/></text:p>
                  </text:list-item>
                </text:list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Have similar methods/functions</text:span></text:p>
              </text:list-item>
            </text:list>
          </draw:text-box>
          <svg:title/>
          <svg:desc/>
        </draw:frame>
      </draw:page>
      <draw:page draw:name="Slide25" draw:style-name="a683" draw:master-page-name="Master1-Layout2-obj-Title-and-Content" presentation:presentation-page-layout-name="Master1-PPL2" draw:id="Slide-280">
        <draw:frame draw:id="id121" presentation:style-name="a686" draw:name="Title 1" svg:x="0.75in" svg:y="0.53in" svg:width="8.5in" svg:height="1.76in" presentation:class="title" presentation:placeholder="false">
          <draw:text-box>
            <text:p text:style-name="a685" text:class-names="" text:cond-style-name=""><text:span text:style-name="a684" text:class-names="">Strings are Sequences</text:span></text:p>
          </draw:text-box>
          <svg:title/>
          <svg:desc/>
        </draw:frame>
        <draw:frame draw:id="id122" presentation:style-name="a723" draw:name="Content Placeholder 2" svg:x="0.75in" svg:y="2.32in" svg:width="8.5in" svg:height="4.43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7" text:class-names="">String</text:span><text:span text:style-name="a688" text:class-names="">: a sequence of character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1" text:class-names="">Strings are surrounded by double<text:s text:c="1"/></text:span><text:span text:style-name="a692" text:class-names="">(“)</text:span><text:span text:style-name="a693" text:class-names="">, single<text:s text:c="1"/></text:span><text:span text:style-name="a694" text:class-names="">(‘)</text:span><text:span text:style-name="a695" text:class-names=""><text:s text:c="1"/></text:span><text:span text:style-name="a696" text:class-names="">or triple quotes.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Are immutable; can be combined (concatenated); sliced</text:span></text:p>
              </text:list-item>
            </text:list>
            <text:list text:style-name="a710">
              <text:list-item>
                <text:p text:style-name="a709" text:class-names="" text:cond-style-name=""><text:span text:style-name="a703" text:class-names="">Methods:<text:s text:c="1"/></text:span><text:span text:style-name="a704" text:class-names="">capitalize, upper, lower, count, find, replace,<text:s text:c="1"/></text:span><text:span text:style-name="a705" text:class-names="">endswith</text:span><text:span text:style-name="a706" text:class-names="">,<text:s text:c="1"/></text:span><text:span text:style-name="a707" text:class-names="">isspace</text:span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Handling long strings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String multiplication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File paths as strings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2-obj-Title-and-Content" presentation:presentation-page-layout-name="Master1-PPL2" draw:id="Slide-276">
        <draw:frame draw:id="id123" presentation:style-name="a727" draw:name="Title 1" svg:x="0.75in" svg:y="0.53in" svg:width="8.5in" svg:height="1.76in" presentation:class="title" presentation:placeholder="false">
          <draw:text-box>
            <text:p text:style-name="a726" text:class-names="" text:cond-style-name=""><text:span text:style-name="a725" text:class-names="">Using Sequences</text:span></text:p>
          </draw:text-box>
          <svg:title/>
          <svg:desc/>
        </draw:frame>
        <draw:frame draw:id="id124" presentation:style-name="a753" draw:name="Content Placeholder 2" svg:x="0.75in" svg:y="2.32in" svg:width="8.5in" svg:height="4.43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Indexed collections of values</text:span></text:p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strings, lists, tuples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4" text:class-names="">“</text:span><text:span text:style-name="a735" text:class-names="">0</text:span><text:span text:style-name="a736" text:class-names="">”-indexed from left; “</text:span><text:span text:style-name="a737" text:class-names="">–1</text:span><text:span text:style-name="a738" text:class-names="">”-indexed from right</text:span></text:p>
                  </text:list-item>
                </text:list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Common operations:</text:span></text:p>
              </text:list-item>
            </text:list>
            <text:list text:style-name="a747">
              <text:list-item>
                <text:p text:style-name="a746" text:class-names="" text:cond-style-name=""><text:span text:style-name="a744" text:class-names="">Getting an element of a sequence<text:s text:c="1"/></text:span><text:span text:style-name="a745" text:class-names="">[i]</text:span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Getting a range of elements in a sequence<text:s text:c="1"/></text:span><text:span text:style-name="a749" text:class-names="">[i:j]</text:span><text:span text:style-name="a750" text:class-names=""/></text:p>
              </text:list-item>
            </text:list>
          </draw:text-box>
          <svg:title/>
          <svg:desc/>
        </draw:frame>
      </draw:page>
      <draw:page draw:name="Slide23" draw:style-name="a754" draw:master-page-name="Master1-Layout2-obj-Title-and-Content" presentation:presentation-page-layout-name="Master1-PPL2" draw:id="Slide-278">
        <draw:frame draw:id="id125" presentation:style-name="a757" draw:name="Title 1" svg:x="0.75in" svg:y="0.53in" svg:width="8.5in" svg:height="1.76in" presentation:class="title" presentation:placeholder="false">
          <draw:text-box>
            <text:p text:style-name="a756" text:class-names="" text:cond-style-name=""><text:span text:style-name="a755" text:class-names="">Tuples</text:span></text:p>
          </draw:text-box>
          <svg:title/>
          <svg:desc/>
        </draw:frame>
        <draw:frame draw:id="id126" presentation:style-name="a782" draw:name="Content Placeholder 2" svg:x="0.75in" svg:y="2.32in" svg:width="8.5in" svg:height="4.43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Immutable Sequence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No Slicing or Dicing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4" text:class-names="">Mytuple = (1,6,9,3)</text:span></text:p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Mytuple(:3)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Index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Count</text:span></text:p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/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783" draw:master-page-name="Master1-Layout2-obj-Title-and-Content" presentation:presentation-page-layout-name="Master1-PPL2" draw:id="Slide-279">
        <draw:frame draw:id="id127" presentation:style-name="a786" draw:name="Title 1" svg:x="0.75in" svg:y="0.53in" svg:width="8.5in" svg:height="1.76in" presentation:class="title" presentation:placeholder="false">
          <draw:text-box>
            <text:p text:style-name="a785" text:class-names="" text:cond-style-name=""><text:span text:style-name="a784" text:class-names="">Lists</text:span></text:p>
          </draw:text-box>
          <svg:title/>
          <svg:desc/>
        </draw:frame>
        <draw:frame draw:id="id128" presentation:style-name="a820" draw:name="Content Placeholder 2" svg:x="1.14118in" svg:y="2.54118in" svg:width="7.41176in" svg:height="4.12549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Mutable Sequences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Flexible container object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Hold any objects; or be empty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Can be retrieved in parts<text:s text:c="1"/></text:span><text:span text:style-name="a797" text:class-names="">(slicing)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The<text:s text:c="1"/></text:span><text:span text:style-name="a801" text:class-names="">range(args)</text:span><text:span text:style-name="a802" text:class-names=""><text:s text:c="1"/>function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Can be added, multiplied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Functions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Membership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Append, Extend, Insert, Remove, Reverse, Sort</text:span></text:p>
                  </text:list-item>
                </text:list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2" draw:style-name="a821" draw:master-page-name="Master1-Layout2-obj-Title-and-Content" presentation:presentation-page-layout-name="Master1-PPL2" draw:id="Slide-277">
        <draw:frame draw:id="id129" presentation:style-name="a824" draw:name="Title 1" svg:x="0.75in" svg:y="0.53in" svg:width="8.5in" svg:height="1.76in" presentation:class="title" presentation:placeholder="false">
          <draw:text-box>
            <text:p text:style-name="a823" text:class-names="" text:cond-style-name=""><text:span text:style-name="a822" text:class-names="">Slicing</text:span></text:p>
          </draw:text-box>
          <svg:title/>
          <svg:desc/>
        </draw:frame>
        <draw:frame draw:id="id130" presentation:style-name="a846" draw:name="Content Placeholder 2" svg:x="0.75in" svg:y="2.32in" svg:width="8.5in" svg:height="4.43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Start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Stop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Copy everything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Count backwards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Step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Membership <text:s text:c="1"/>(in)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6" draw:style-name="a847" draw:master-page-name="Master1-Layout2-obj-Title-and-Content" presentation:presentation-page-layout-name="Master1-PPL2" draw:id="Slide-281">
        <draw:frame draw:id="id131" presentation:style-name="a850" draw:name="Title 1" svg:x="0.73426in" svg:y="0.7619in" svg:width="7.68235in" svg:height="0.7928in" presentation:class="title" presentation:placeholder="false">
          <draw:text-box>
            <text:p text:style-name="a849" text:class-names="" text:cond-style-name=""><text:span text:style-name="a848" text:class-names="">CODE IT</text:span></text:p>
          </draw:text-box>
          <svg:title/>
          <svg:desc/>
        </draw:frame>
        <draw:frame draw:id="id132" presentation:style-name="a890" draw:name="Content Placeholder 2" svg:x="0.73426in" svg:y="1.73333in" svg:width="9.06574in" svg:height="4.66667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Write a program with the following functionality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Print all the elements of list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Print the elements of the list in reverse order<text:s text:c="1"/>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Print only element number 4</text:span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Write a program with the following functionality: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Create a list with multiple types assigned to different elements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Testlist = [“sometext”, 5 , “morewords”,3, 8 ,1,2]</text:span></text:p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Cycle through the elements in the list if type is string, print the number of letters.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If the type is integer, see if it is even.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If it is float, multiply is by<text:s text:c="1"/></text:span></text:p>
                  </text:list-item>
                </text:list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Write a program that prompt the user to enter text. Then print the sentence framed in a box.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7" draw:style-name="a891" draw:master-page-name="Master1-Layout2-obj-Title-and-Content" presentation:presentation-page-layout-name="Master1-PPL2" draw:id="Slide-282">
        <draw:frame draw:id="id133" presentation:style-name="a895" draw:name="Rectangle 2" svg:x="0.75in" svg:y="0.53in" svg:width="8.5in" svg:height="1.76in" presentation:class="title" presentation:placeholder="false">
          <draw:text-box>
            <text:p text:style-name="a894" text:class-names="" text:cond-style-name=""><text:span text:style-name="a892" text:class-names="">Dictionaries: <text:s text:c="1"/><text:line-break/></text:span><text:span text:style-name="a893" text:class-names="">{key : value}</text:span></text:p>
          </draw:text-box>
          <svg:title/>
          <svg:desc/>
        </draw:frame>
        <draw:frame draw:id="id134" presentation:style-name="a927" draw:name="Rectangle 3" svg:x="0.75in" svg:y="2.32in" svg:width="8.5in" svg:height="4.43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Hash (mapping) tables</text:span></text:p>
              </text:list-item>
            </text:list>
            <text:list text:style-name="a905">
              <text:list-item>
                <text:p text:style-name="a904" text:class-names="" text:cond-style-name=""><text:span text:style-name="a899" text:class-names="">Consist of<text:s text:c="1"/></text:span><text:span text:style-name="a900" text:class-names="">items</text:span><text:span text:style-name="a901" text:class-names=""><text:s text:c="1"/>pairs of<text:s text:c="1"/></text:span><text:span text:style-name="a902" text:class-names="">key : value</text:span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Accommodates heterogeneous content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Key are immutable and unique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Values are mutable</text:span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Helpful mini-databases</text:span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Key assignment</text:span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Functions:<text:s text:c="1"/></text:span><text:span text:style-name="a923" text:class-names="">has_key, keys, values, items, get, fromkeys, deepcopy (from copy module), pop</text:span><text:span text:style-name="a924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928" draw:master-page-name="Master1-Layout2-obj-Title-and-Content" presentation:presentation-page-layout-name="Master1-PPL2" draw:id="Slide-283">
        <draw:frame draw:id="id135" presentation:style-name="a931" draw:name="Title 1" svg:x="2.1273in" svg:y="0.91667in" svg:width="7.20604in" svg:height="0.91667in" presentation:class="title" presentation:placeholder="false">
          <draw:text-box>
            <text:p text:style-name="a930" text:class-names="" text:cond-style-name=""><text:span text:style-name="a929" text:class-names="">Dictionary key</text:span></text:p>
          </draw:text-box>
          <svg:title/>
          <svg:desc/>
        </draw:frame>
        <draw:frame draw:id="id136" presentation:style-name="a944" draw:name="Content Placeholder 2" svg:x="0.75in" svg:y="2.32in" svg:width="8.5in" svg:height="4.43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Each key is separated from its value by a colon (:), the items are separated by commas, and the whole thing is enclosed in curly braces. An empty dictionary without any items is written with just two curly braces, like this: {}.</text:span></text:p>
              </text:list-item>
            </text:list>
            <text:list text:style-name="a940">
              <text:list-item>
                <text:p text:style-name="a939" text:class-names="" text:cond-style-name=""><text:span text:style-name="a935" text:class-names="">Keys are<text:s text:c="1"/></text:span><text:span text:style-name="a936" text:class-names="">unique</text:span><text:span text:style-name="a937" text:class-names=""><text:s text:c="1"/>within a dictionary while values may not be. The values of a dictionary can be of any type, but the<text:s text:c="1"/></text:span><text:span text:style-name="a938" text:class-names="">keys must be of an immutable data type such as strings, numbers, or tuples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29" draw:style-name="a945" draw:master-page-name="Master1-Layout2-obj-Title-and-Content" presentation:presentation-page-layout-name="Master1-PPL2" draw:id="Slide-284">
        <draw:frame draw:id="id137" presentation:style-name="a948" draw:name="Title 1" svg:x="0.77857in" svg:y="0.81667in" svg:width="7.20604in" svg:height="0.98413in" presentation:class="title" presentation:placeholder="false">
          <draw:text-box>
            <text:p text:style-name="a947" text:class-names="" text:cond-style-name=""><text:span text:style-name="a946" text:class-names="">Code It</text:span></text:p>
          </draw:text-box>
          <svg:title/>
          <svg:desc/>
        </draw:frame>
        <draw:frame draw:id="id138" presentation:style-name="a996" draw:name="Content Placeholder 2" svg:x="0.60714in" svg:y="1.9008in" svg:width="9in" svg:height="5.19965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Make a dictionary<text:s text:c="1"/></text:span></text:p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2" text:class-names="">kidsAge</text:span><text:span text:style-name="a953" text:class-names=""><text:s text:c="1"/></text:span><text:span text:style-name="a954" text:class-names="">={‘David’: 3, ‘Olivia’: 1}</text:span></text:p>
                  </text:list-item>
                </text:list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Use key to retrieve value, How old is Olivia?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0" text:class-names="">kidsAge.has_key</text:span><text:span text:style-name="a961" text:class-names="">(‘</text:span><text:span text:style-name="a962" text:class-names="">aname</text:span><text:span text:style-name="a963" text:class-names="">’)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6" text:class-names="">kidsAge</text:span><text:span text:style-name="a967" text:class-names="">[‘Olivia’]</text:span></text:p>
                  </text:list-item>
                </text:list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Add new entry to dictionary, <text:s text:c="1"/>New child Tim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3" text:class-names="">kidsAge</text:span><text:span text:style-name="a974" text:class-names="">[‘Oscar’]<text:s text:c="1"/></text:span><text:span text:style-name="a975" text:class-names="">=<text:s text:c="1"/></text:span><text:span text:style-name="a976" text:class-names="">25</text:span><text:span text:style-name="a977" text:class-names=""/></text:p>
                  </text:list-item>
                </text:list>
              </text:list-item>
            </text:list>
            <text:list text:style-name="a986">
              <text:list-item>
                <text:p text:style-name="a985" text:class-names="" text:cond-style-name=""><text:span text:style-name="a980" text:class-names="">David had a birthday how<text:s text:c="1"/></text:span><text:span text:style-name="a981" text:class-names="">do you<text:s text:c="1"/></text:span><text:span text:style-name="a982" text:class-names="">update your<text:s text:c="1"/></text:span><text:span text:style-name="a983" text:class-names="">dictionary?</text:span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What is the range of ages of the kids?</text:span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Retrieve all values from dictionary</text:span></text:p>
                  </text:list-item>
                </text:list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0" draw:style-name="a997" draw:master-page-name="Master1-Layout2-obj-Title-and-Content" presentation:presentation-page-layout-name="Master1-PPL2" draw:id="Slide-285">
        <draw:frame draw:id="id139" presentation:style-name="a1000" draw:name="Title 1" svg:x="0.75in" svg:y="0.53in" svg:width="8.5in" svg:height="1.76in" presentation:class="title" presentation:placeholder="false">
          <draw:text-box>
            <text:p text:style-name="a999" text:class-names="" text:cond-style-name=""><text:span text:style-name="a998" text:class-names="">Code It!</text:span></text:p>
          </draw:text-box>
          <svg:title/>
          <svg:desc/>
        </draw:frame>
        <draw:frame draw:id="id140" presentation:style-name="a1013" draw:name="Content Placeholder 2" svg:x="0.75in" svg:y="2.32in" svg:width="8.5in" svg:height="4.43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Dictionary.get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People.get(‘Sam’, ‘Sam is not your child’)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Returns textual statement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1" draw:style-name="a1014" draw:master-page-name="Master1-Layout2-obj-Title-and-Content" presentation:presentation-page-layout-name="Master1-PPL2" draw:id="Slide-286">
        <draw:frame draw:id="id141" presentation:style-name="a1017" draw:name="Title 1" svg:x="0.75in" svg:y="0.53in" svg:width="8.5in" svg:height="1.76in" presentation:class="title" presentation:placeholder="false">
          <draw:text-box>
            <text:p text:style-name="a1016" text:class-names="" text:cond-style-name=""><text:span text:style-name="a1015" text:class-names="">Dictionary String formatting</text:span></text:p>
          </draw:text-box>
          <svg:title/>
          <svg:desc/>
        </draw:frame>
        <draw:frame draw:id="id142" presentation:style-name="a1024" draw:name="Content Placeholder 2" svg:x="0.75in" svg:y="2.32in" svg:width="8.5in" svg:height="4.43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Mydict = {“test”, “David”}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print("Something goes here {test} ".format(**mydict)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625in" svg:y="1.5663in" svg:width="8.30417in" svg:height="3.32in"/>
      <presentation:placeholder presentation:object="subtitle" svg:x="0.8775in" svg:y="4.8in" svg:width="6.4725in" svg:height="1.17in"/>
      <presentation:placeholder presentation:object="date-time" svg:x="6.55333in" svg:y="6.86in" svg:width="2.685in" svg:height="0.39931in"/>
      <presentation:placeholder presentation:object="footer" svg:x="0.88889in" svg:y="6.86in" svg:width="5.19in" svg:height="0.39931in"/>
      <presentation:placeholder presentation:object="page-number" svg:x="7.92244in" svg:y="4.62292in" svg:width="0.97922in" svg:height="0.7in"/>
    </style:presentation-page-layout>
    <style:presentation-page-layout style:name="Master1-PPL2" style:display-name="Title and Content">
      <presentation:placeholder presentation:object="title" svg:x="0.75in" svg:y="0.53in" svg:width="8.5in" svg:height="1.76in"/>
      <presentation:placeholder presentation:object="object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3" style:display-name="Section Header">
      <presentation:placeholder presentation:object="title" svg:x="1.7775in" svg:y="1.34in" svg:width="7.6125in" svg:height="3.85in"/>
      <presentation:placeholder presentation:object="outline" svg:x="1.77639in" svg:y="5.49in" svg:width="7.425in" svg:height="1.16667in"/>
      <presentation:placeholder presentation:object="date-time" svg:x="7.04861in" svg:y="6.86in" svg:width="2.16889in" svg:height="0.39931in"/>
      <presentation:placeholder presentation:object="footer" svg:x="1.78926in" svg:y="6.86in" svg:width="5.19in" svg:height="0.39931in"/>
      <presentation:placeholder presentation:object="page-number" svg:x="0.70587in" svg:y="2.74345in" svg:width="0.97465in" svg:height="0.78776in"/>
    </style:presentation-page-layout>
    <style:presentation-page-layout style:name="Master1-PPL4" style:display-name="Two Content">
      <presentation:placeholder presentation:object="title" svg:x="0.75in" svg:y="0.53in" svg:width="8.5in" svg:height="1.76in"/>
      <presentation:placeholder presentation:object="object" svg:x="0.75in" svg:y="2.4in" svg:width="4in" svg:height="4.35in"/>
      <presentation:placeholder presentation:object="object" svg:x="5.24083in" svg:y="2.4in" svg:width="4in" svg:height="4.35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5" style:display-name="Comparison">
      <presentation:placeholder presentation:object="title" svg:x="0.75in" svg:y="0.53in" svg:width="8.5in" svg:height="1.76in"/>
      <presentation:placeholder presentation:object="outline" svg:x="0.75in" svg:y="2.24in" svg:width="4in" svg:height="0.7in"/>
      <presentation:placeholder presentation:object="object" svg:x="0.75in" svg:y="3in" svg:width="4in" svg:height="3.6in"/>
      <presentation:placeholder presentation:object="outline" svg:x="5.27208in" svg:y="2.24in" svg:width="4in" svg:height="0.7in"/>
      <presentation:placeholder presentation:object="object" svg:x="5.27208in" svg:y="3in" svg:width="4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6" style:display-name="Title Only">
      <presentation:placeholder presentation:object="title" svg:x="0.75in" svg:y="0.53in" svg:width="8.5in" svg:height="1.7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7" style:display-name="Blank"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8" style:display-name="Content with Caption">
      <presentation:placeholder presentation:object="title" svg:x="7.0125in" svg:y="0.75in" svg:width="2.625in" svg:height="1.9in"/>
      <presentation:placeholder presentation:object="object" svg:x="0.6875in" svg:y="0.75in" svg:width="5.505in" svg:height="5.49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9" style:display-name="Picture with Caption">
      <presentation:placeholder presentation:object="title" svg:x="7.0125in" svg:y="0.75in" svg:width="2.625in" svg:height="1.9in"/>
      <presentation:placeholder presentation:object="graphic" svg:x="0in" svg:y="0in" svg:width="6.81081in" svg:height="7.5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page-number" svg:x="9.2775in" svg:y="6.86in" svg:width="0.525in" svg:height="0.39931in"/>
    </style:presentation-page-layout>
    <style:presentation-page-layout style:name="Master1-PPL10" style:display-name="Title and Vertical Text">
      <presentation:placeholder presentation:object="title" svg:x="0.75in" svg:y="0.53in" svg:width="8.5in" svg:height="1.76in"/>
      <presentation:placeholder presentation:object="outline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11" style:display-name="Vertical Title and Text">
      <presentation:placeholder presentation:object="title" svg:x="7.15625in" svg:y="0.58333in" svg:width="2.09375in" svg:height="6.16667in"/>
      <presentation:placeholder presentation:object="outline" svg:x="0.875in" svg:y="0.58333in" svg:width="6.15625in" svg:height="6.16667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style style:family="table-cell" style:name="a430">
      <style:table-cell-properties fo:background-color="#e1cdcc"/>
    </style:style>
    <style:style style:family="table-cell" style:name="a426">
      <style:table-cell-properties fo:background-color="#f0e8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1">
      <style:table-cell-properties fo:background-color="#a5301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/>
    </style:style>
    <style:style style:family="table-cell" style:name="a432">
      <style:table-cell-properties fo:background-color="#a5301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e1cdcc"/>
    </style:style>
    <style:style style:family="table-cell" style:name="a433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9">
      <style:table-cell-properties/>
    </style:style>
    <style:style style:family="table-cell" style:name="a434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d34817" draw:opacity="100%" draw:stroke="solid" svg:stroke-width="0.01389in" svg:stroke-color="#9b320e" svg:stroke-opacity="100%" svg:stroke-linecap="butt"/>
    </style:default-style>
    <draw:fill-image draw:name="a279" xlink:href="media/image1.png" xlink:show="embed" xlink:actuate="onLoad"/>
    <draw:fill-image draw:name="a349" xlink:href="media/image1.png" xlink:show="embed" xlink:actuate="onLoad"/>
    <draw:fill-image draw:name="a386" xlink:href="media/image1.png" xlink:show="embed" xlink:actuate="onLoad"/>
    <draw:fill-image draw:name="a38" xlink:href="media/image2.png" xlink:show="embed" xlink:actuate="onLoad"/>
    <draw:fill-image draw:name="a263" xlink:href="media/image1.png" xlink:show="embed" xlink:actuate="onLoad"/>
    <draw:fill-image draw:name="a101" xlink:href="media/image1.png" xlink:show="embed" xlink:actuate="onLoad"/>
    <draw:fill-image draw:name="a105" xlink:href="media/image2.png" xlink:show="embed" xlink:actuate="onLoad"/>
    <draw:fill-image draw:name="a64" xlink:href="media/image3.png" xlink:show="embed" xlink:actuate="onLoad"/>
    <draw:fill-image draw:name="a181" xlink:href="media/image1.png" xlink:show="embed" xlink:actuate="onLoad"/>
    <draw:fill-image draw:name="a322" xlink:href="media/image1.png" xlink:show="embed" xlink:actuate="onLoad"/>
    <draw:fill-image draw:name="a326" xlink:href="media/image2.png" xlink:show="embed" xlink:actuate="onLoad"/>
    <draw:fill-image draw:name="a243" xlink:href="media/image1.png" xlink:show="embed" xlink:actuate="onLoad"/>
    <draw:fill-image draw:name="a40" xlink:href="media/image2.png" xlink:show="embed" xlink:actuate="onLoad"/>
    <draw:fill-image draw:name="a283" xlink:href="media/image2.png" xlink:show="embed" xlink:actuate="onLoad"/>
    <draw:fill-image draw:name="a42" xlink:href="media/image2.png" xlink:show="embed" xlink:actuate="onLoad"/>
    <draw:fill-image draw:name="a423" xlink:href="media/image1.png" xlink:show="embed" xlink:actuate="onLoad"/>
    <draw:fill-image draw:name="a127" xlink:href="media/image3.png" xlink:show="embed" xlink:actuate="onLoad"/>
    <draw:fill-image draw:name="a34" xlink:href="media/image1.png" xlink:show="embed" xlink:actuate="onLoad"/>
    <table:table-template table:name="{5C22544A-7EE6-4342-B048-85BDC9FD1C3A}">
      <table:first-row table:style-name="a431" table:paragraph-style-name=""/>
      <table:last-row table:style-name="a432" table:paragraph-style-name=""/>
      <table:first-column table:style-name="a433" table:paragraph-style-name=""/>
      <table:last-column table:style-name="a434" table:paragraph-style-name=""/>
      <table:body table:style-name="a426" table:paragraph-style-name=""/>
      <table:even-rows table:style-name="a429" table:paragraph-style-name=""/>
      <table:odd-rows table:style-name="a430" table:paragraph-style-name=""/>
      <table:even-columns table:style-name="a427" table:paragraph-style-name=""/>
      <table:odd-columns table:style-name="a42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>
      <style:graphic-properties draw:fill="bitmap" draw:fill-image-name="a181" style:repeat="repeat" draw:fill-image-width="3.1171in" draw:fill-image-height="1.84192in" draw:fill-image-ref-point="top-left" draw:stroke="none"/>
    </style:style>
    <style:style style:family="graphic" style:name="a183">
      <style:graphic-properties draw:fill="none" draw:stroke="solid" svg:stroke-width="0.01389in" svg:stroke-color="#ffffff" svg:stroke-opacity="100%" svg:stroke-linecap="butt"/>
    </style:style>
    <style:style style:family="text" style:name="a34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bitmap" draw:fill-image-name="a349" style:repeat="repeat" draw:fill-image-width="3.1171in" draw:fill-image-height="1.84192in" draw:fill-image-ref-point="top-left" draw:stroke="non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draw:fill="none" draw:stroke="solid" svg:stroke-width="0.01389in" svg:stroke-color="#ffffff" svg:stroke-opacity="100%" svg:stroke-linecap="butt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bitmap" draw:fill-image-name="a386" style:repeat="repeat" draw:fill-image-width="3.1171in" draw:fill-image-height="1.84192in" draw:fill-image-ref-point="top-left" draw:stroke="non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389in" svg:stroke-color="#ffffff" svg:stroke-opacity="100%" svg:stroke-linecap="butt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bitmap" draw:fill-image-name="a243" style:repeat="repeat" draw:fill-image-width="3.1171in" draw:fill-image-height="1.84192in" draw:fill-image-ref-point="top-left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>
      <style:graphic-properties draw:fill="none" draw:stroke="solid" svg:stroke-width="0.01389in" svg:stroke-color="#ffffff" svg:stroke-opacity="100%" svg:stroke-linecap="butt"/>
    </style:style>
    <style:style style:family="paragraph" style:name="a40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bitmap" draw:fill-image-name="a101" style:repeat="repeat" draw:fill-image-width="3.1171in" draw:fill-image-height="1.84192in" draw:fill-image-ref-point="top-left" draw:stroke="non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389in" svg:stroke-color="#ffffff" svg:stroke-opacity="100%" svg:stroke-linecap="butt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bitmap" draw:fill-image-name="a105" style:repeat="repeat" draw:fill-image-width="3.3738in" draw:fill-image-height="1.9286in" draw:fill-image-ref-point="center" draw:opacity="80%" draw:stroke="none"/>
    </style:style>
    <style:style style:family="text" style:name="a107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bitmap" draw:fill-image-name="a34" style:repeat="repeat" draw:fill-image-width="3.1171in" draw:fill-image-height="1.84192in" draw:fill-image-ref-point="top-left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389in" svg:stroke-color="#fffff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draw:fill="bitmap" draw:fill-image-name="a38" style:repeat="repeat" draw:fill-image-width="3.3738in" draw:fill-image-height="1.9286in" draw:fill-image-ref-point="center" draw:opacity="80%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draw:fill="bitmap" draw:fill-image-name="a263" style:repeat="repeat" draw:fill-image-width="3.1171in" draw:fill-image-height="1.84192in" draw:fill-image-ref-point="top-left" draw:stroke="none"/>
    </style:style>
    <style:style style:family="graphic" style:name="a265">
      <style:graphic-properties draw:fill="none" draw:stroke="solid" svg:stroke-width="0.01389in" svg:stroke-color="#ffffff" svg:stroke-opacity="100%" svg:stroke-linecap="butt"/>
    </style:style>
    <style:style style:family="graphic" style:name="a424">
      <style:graphic-properties draw:fill="bitmap" draw:fill-image-name="a423" style:repeat="repeat" draw:fill-image-width="3.1171in" draw:fill-image-height="1.84192in" draw:fill-image-ref-point="top-left" draw:stroke="non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>
      <style:graphic-properties draw:fill="none" draw:stroke="solid" svg:stroke-width="0.01389in" svg:stroke-color="#ffffff" svg:stroke-opacity="100%" svg:stroke-linecap="butt"/>
    </style:style>
    <style:style style:family="text" style:name="a12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bitmap" draw:fill-image-name="a40" style:repeat="repeat" draw:fill-image-width="3.3738in" draw:fill-image-height="1.9286in" draw:fill-image-ref-point="center" draw:opacity="80%" draw:stroke="non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bitmap" draw:fill-image-name="a42" style:repeat="repeat" draw:fill-image-width="3.3738in" draw:fill-image-height="1.9286in" draw:fill-image-ref-point="center" draw:opacity="80%" draw:stroke="none"/>
    </style:style>
    <style:style style:family="graphic" style:name="a128">
      <style:graphic-properties draw:fill="bitmap" draw:fill-image-name="a127" style:repeat="repeat" draw:fill-image-width="3.1171in" draw:fill-image-height="1.84192in" draw:fill-image-ref-point="top-left" draw:stroke="none"/>
    </style:style>
    <style:style style:family="text" style:name="a4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2778in" svg:stroke-color="#ffffff" svg:stroke-opacity="100%" svg:stroke-linecap="butt"/>
    </style:style>
    <style:style style:family="text" style:name="a4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draw:fill="bitmap" draw:fill-image-name="a279" style:repeat="repeat" draw:fill-image-width="3.1171in" draw:fill-image-height="1.84192in" draw:fill-image-ref-point="top-left" draw:stroke="none"/>
    </style:style>
    <style:style style:family="graphic" style:name="a281">
      <style:graphic-properties draw:fill="none" draw:stroke="solid" svg:stroke-width="0.01389in" svg:stroke-color="#ffffff" svg:stroke-opacity="100%" svg:stroke-linecap="butt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4">
      <style:graphic-properties draw:fill="bitmap" draw:fill-image-name="a283" style:repeat="repeat" draw:fill-image-width="3.3738in" draw:fill-image-height="1.9286in" draw:fill-image-ref-point="center" draw:opacity="60%" draw:stroke="none"/>
    </style:style>
    <style:style style:family="text" style:name="a28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bitmap" draw:fill-image-name="a64" style:repeat="repeat" draw:fill-image-width="3.1171in" draw:fill-image-height="1.84192in" draw:fill-image-ref-point="top-left" draw:stroke="none"/>
    </style:style>
    <style:style style:family="paragraph" style:name="a14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draw:fill="none" draw:stroke="solid" svg:stroke-width="0.02778in" svg:stroke-color="#ffffff" svg:stroke-opacity="100%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>
      <style:graphic-properties draw:fill="bitmap" draw:fill-image-name="a322" style:repeat="repeat" draw:fill-image-width="3.1171in" draw:fill-image-height="1.84192in" draw:fill-image-ref-point="top-left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ffffff" svg:stroke-opacity="100%" svg:stroke-linecap="but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bitmap" draw:fill-image-name="a326" style:repeat="repeat" draw:fill-image-width="3.3738in" draw:fill-image-height="1.9286in" draw:fill-image-ref-point="center" draw:opacity="60%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solid" draw:fill-color="#e1e0e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4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5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6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6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6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9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0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ood-Type" style:page-layout-name="pageLayout1" draw:style-name="a0">
      <draw:g draw:name="Group 11" draw:id="id0">
        <svg:title/>
        <svg:desc/>
        <draw:custom-shape svg:x="9.3205in" svg:y="6.84083in" svg:width="0.43in" svg:height="0.43in" draw:id="id6" draw:style-name="a35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7" draw:style-name="a36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" presentation:style-name="a4" draw:name="Title Placeholder 1" svg:x="0.75in" svg:y="0.53in" svg:width="8.5in" svg:height="1.7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5in" svg:y="2.32in" svg:width="8.5in" svg:height="4.4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6.55333in" svg:y="6.86in" svg:width="2.68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0/2019</text:date></text:span><text:span text:style-name="a24" text:class-names=""/></text:p>
        </draw:text-box>
        <svg:title/>
        <svg:desc/>
      </draw:frame>
      <draw:frame draw:id="id4" presentation:style-name="a29" draw:name="Footer Placeholder 4" svg:x="0.75in" svg:y="6.86in" svg:width="5.1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2775in" svg:y="6.86in" svg:width="0.5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custom-shape svg:x="0.75in" svg:y="1.47304in" svg:width="8.5in" svg:height="0.08824in" draw:id="id8" draw:style-name="a3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4.68369in" svg:width="8.5in" svg:height="0.08824in" draw:id="id9" draw:style-name="a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1.62377in" svg:width="8.5in" svg:height="3in" draw:id="id10" draw:style-name="a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1">
        <svg:title/>
        <svg:desc/>
        <draw:custom-shape svg:x="7.91205in" svg:y="4.49149in" svg:width="1in" svg:height="1in" draw:id="id17" draw:style-name="a65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1205in" svg:y="4.59149in" svg:width="0.8in" svg:height="0.8in" draw:id="id18" draw:style-name="a66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" presentation:style-name="a47" draw:name="Title 1" svg:x="0.8625in" svg:y="1.5663in" svg:width="8.30417in" svg:height="3.32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3" presentation:style-name="a51" draw:name="Subtitle 2" svg:x="0.8775in" svg:y="4.8in" svg:width="6.4725in" svg:height="1.17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4" presentation:style-name="a56" draw:name="Date Placeholder 3" svg:x="6.55333in" svg:y="6.86in" svg:width="2.685in" svg:height="0.39931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>9/10/2019</text:date></text:span><text:span text:style-name="a54" text:class-names=""/></text:p>
        </draw:text-box>
        <svg:title/>
        <svg:desc/>
      </draw:frame>
      <draw:frame draw:id="id15" presentation:style-name="a59" draw:name="Footer Placeholder 4" svg:x="0.88889in" svg:y="6.86in" svg:width="5.19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3" draw:name="Slide Number Placeholder 5" svg:x="7.92244in" svg:y="4.62292in" svg:width="0.97922in" svg:height="0.7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</draw:text-box>
        <svg:title/>
        <svg:desc/>
      </draw:frame>
    </style:master-page>
    <style:master-page style:name="Master1-Layout2-obj-Title-and-Content" style:page-layout-name="pageLayout1" draw:style-name="a67">
      <draw:g draw:name="Group 9" draw:id="id19">
        <svg:title/>
        <svg:desc/>
        <draw:custom-shape svg:x="9.3205in" svg:y="6.84083in" svg:width="0.43in" svg:height="0.43in" draw:id="id25" draw:layer="Master1-bg" draw:style-name="a102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26" draw:layer="Master1-bg" draw:style-name="a103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0" presentation:style-name="a71" draw:name="Title 1" svg:x="0.75in" svg:y="0.53in" svg:width="8.5in" svg:height="1.76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21" presentation:style-name="a88" draw:name="Content Placeholder 2" svg:x="0.75in" svg:y="2.32in" svg:width="8.5in" svg:height="4.43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Fifth le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3" draw:name="Date Placeholder 6" svg:x="6.55333in" svg:y="6.86in" svg:width="2.685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9/10/2019</text:date></text:span><text:span text:style-name="a91" text:class-names=""/></text:p>
        </draw:text-box>
        <svg:title/>
        <svg:desc/>
      </draw:frame>
      <draw:frame draw:id="id23" presentation:style-name="a96" draw:name="Footer Placeholder 7" svg:x="0.75in" svg:y="6.86in" svg:width="5.19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100" draw:name="Slide Number Placeholder 8" svg:x="9.2775in" svg:y="6.86in" svg:width="0.525in" svg:height="0.39931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</style:master-page>
    <style:master-page style:name="Master1-Layout3-secHead-Section-Header" style:page-layout-name="pageLayout1" draw:style-name="a104">
      <draw:custom-shape svg:x="0in" svg:y="5.37838in" svg:width="10in" svg:height="2.12162in" draw:id="id27" draw:style-name="a10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10" draw:name="Title 1" svg:x="1.7775in" svg:y="1.34in" svg:width="7.6125in" svg:height="3.85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29" presentation:style-name="a114" draw:name="Text Placeholder 2" svg:x="1.77639in" svg:y="5.49in" svg:width="7.425in" svg:height="1.16667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0" presentation:style-name="a119" draw:name="Date Placeholder 3" svg:x="7.04861in" svg:y="6.86in" svg:width="2.16889in" svg:height="0.39931in" presentation:class="date-time" presentation:placeholder="false">
        <draw:text-box>
          <text:p text:style-name="a118" text:class-names="" text:cond-style-name=""><text:span text:style-name="a115" text:class-names=""><text:date text:fixed="false" style:data-style-name="a116">9/10/2019</text:date></text:span><text:span text:style-name="a117" text:class-names=""/></text:p>
        </draw:text-box>
        <svg:title/>
        <svg:desc/>
      </draw:frame>
      <draw:frame draw:id="id31" presentation:style-name="a122" draw:name="Footer Placeholder 4" svg:x="1.78926in" svg:y="6.86in" svg:width="5.19in" svg:height="0.39931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g draw:name="Group 7" draw:id="id32">
        <svg:title/>
        <svg:desc/>
        <draw:custom-shape svg:x="0.6932in" svg:y="2.65816in" svg:width="1in" svg:height="1in" draw:id="id34" draw:style-name="a128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932in" svg:y="2.75816in" svg:width="0.8in" svg:height="0.8in" draw:id="id35" draw:style-name="a129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3" presentation:style-name="a126" draw:name="Slide Number Placeholder 5" svg:x="0.70587in" svg:y="2.74345in" svg:width="0.97465in" svg:height="0.78776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/></text:span><text:span text:style-name="a124" text:class-names=""/></text:p>
        </draw:text-box>
        <svg:title/>
        <svg:desc/>
      </draw:frame>
    </style:master-page>
    <style:master-page style:name="Master1-Layout4-twoObj-Two-Content" style:page-layout-name="pageLayout1" draw:style-name="a130">
      <draw:g draw:name="Group 7" draw:id="id36">
        <svg:title/>
        <svg:desc/>
        <draw:custom-shape svg:x="9.3205in" svg:y="6.84083in" svg:width="0.43in" svg:height="0.43in" draw:id="id43" draw:layer="Master1-bg" draw:style-name="a182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44" draw:layer="Master1-bg" draw:style-name="a183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7" presentation:style-name="a134" draw:name="Title 1" svg:x="0.75in" svg:y="0.53in" svg:width="8.5in" svg:height="1.76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8" presentation:style-name="a151" draw:name="Content Placeholder 2" svg:x="0.75in" svg:y="2.4in" svg:width="4in" svg:height="4.35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8" draw:name="Content Placeholder 3" svg:x="5.24083in" svg:y="2.4in" svg:width="4in" svg:height="4.35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3" draw:name="Date Placeholder 4" svg:x="6.55333in" svg:y="6.86in" svg:width="2.685in" svg:height="0.39931in" presentation:class="date-time" presentation:placeholder="false">
        <draw:text-box>
          <text:p text:style-name="a172" text:class-names="" text:cond-style-name=""><text:span text:style-name="a169" text:class-names=""><text:date text:fixed="false" style:data-style-name="a170">9/10/2019</text:date></text:span><text:span text:style-name="a171" text:class-names=""/></text:p>
        </draw:text-box>
        <svg:title/>
        <svg:desc/>
      </draw:frame>
      <draw:frame draw:id="id41" presentation:style-name="a176" draw:name="Footer Placeholder 5" svg:x="0.75in" svg:y="6.86in" svg:width="5.19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42" presentation:style-name="a180" draw:name="Slide Number Placeholder 6" svg:x="9.2775in" svg:y="6.86in" svg:width="0.525in" svg:height="0.39931in" presentation:class="page-number" presentation:placeholder="false">
        <draw:text-box>
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</draw:text-box>
        <svg:title/>
        <svg:desc/>
      </draw:frame>
    </style:master-page>
    <style:master-page style:name="Master1-Layout5-twoTxTwoObj-Comparison" style:page-layout-name="pageLayout1" draw:style-name="a184">
      <draw:g draw:name="Group 10" draw:id="id45">
        <svg:title/>
        <svg:desc/>
        <draw:custom-shape svg:x="9.3205in" svg:y="6.84083in" svg:width="0.43in" svg:height="0.43in" draw:id="id54" draw:layer="Master1-bg" draw:style-name="a244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55" draw:layer="Master1-bg" draw:style-name="a245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6" presentation:style-name="a188" draw:name="Title 9" svg:x="0.75in" svg:y="0.53in" svg:width="8.5in" svg:height="1.76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47" presentation:style-name="a192" draw:name="Text Placeholder 2" svg:x="0.75in" svg:y="2.24in" svg:width="4in" svg:height="0.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48" presentation:style-name="a209" draw:name="Content Placeholder 3" svg:x="0.75in" svg:y="3in" svg:width="4in" svg:height="3.6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3" draw:name="Text Placeholder 4" svg:x="5.27208in" svg:y="2.24in" svg:width="4in" svg:height="0.7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 Master text styles</text:span></text:p>
            </text:list-item>
          </text:list>
        </draw:text-box>
        <svg:title/>
        <svg:desc/>
      </draw:frame>
      <draw:frame draw:id="id50" presentation:style-name="a230" draw:name="Content Placeholder 5" svg:x="5.27208in" svg:y="3in" svg:width="4in" svg:height="3.6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Fifth level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5" draw:name="Date Placeholder 6" svg:x="6.55333in" svg:y="6.86in" svg:width="2.685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9/10/2019</text:date></text:span><text:span text:style-name="a233" text:class-names=""/></text:p>
        </draw:text-box>
        <svg:title/>
        <svg:desc/>
      </draw:frame>
      <draw:frame draw:id="id52" presentation:style-name="a238" draw:name="Footer Placeholder 7" svg:x="0.75in" svg:y="6.86in" svg:width="5.19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3" presentation:style-name="a242" draw:name="Slide Number Placeholder 8" svg:x="9.2775in" svg:y="6.86in" svg:width="0.525in" svg:height="0.39931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/></text:span><text:span text:style-name="a240" text:class-names=""/></text:p>
        </draw:text-box>
        <svg:title/>
        <svg:desc/>
      </draw:frame>
    </style:master-page>
    <style:master-page style:name="Master1-Layout6-titleOnly-Title-Only" style:page-layout-name="pageLayout1" draw:style-name="a246">
      <draw:g draw:name="Group 6" draw:id="id56">
        <svg:title/>
        <svg:desc/>
        <draw:custom-shape svg:x="9.3205in" svg:y="6.84083in" svg:width="0.43in" svg:height="0.43in" draw:id="id61" draw:layer="Master1-bg" draw:style-name="a264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62" draw:layer="Master1-bg" draw:style-name="a265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7" presentation:style-name="a250" draw:name="Title 5" svg:x="0.75in" svg:y="0.53in" svg:width="8.5in" svg:height="1.76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58" presentation:style-name="a255" draw:name="Date Placeholder 2" svg:x="6.55333in" svg:y="6.86in" svg:width="2.685in" svg:height="0.39931in" presentation:class="date-time" presentation:placeholder="false">
        <draw:text-box>
          <text:p text:style-name="a254" text:class-names="" text:cond-style-name=""><text:span text:style-name="a251" text:class-names=""><text:date text:fixed="false" style:data-style-name="a252">9/10/2019</text:date></text:span><text:span text:style-name="a253" text:class-names=""/></text:p>
        </draw:text-box>
        <svg:title/>
        <svg:desc/>
      </draw:frame>
      <draw:frame draw:id="id59" presentation:style-name="a258" draw:name="Footer Placeholder 3" svg:x="0.75in" svg:y="6.86in" svg:width="5.19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60" presentation:style-name="a262" draw:name="Slide Number Placeholder 4" svg:x="9.2775in" svg:y="6.86in" svg:width="0.525in" svg:height="0.39931in" presentation:class="page-number" presentation:placeholder="false">
        <draw:text-box>
          <text:p text:style-name="a261" text:class-names="" text:cond-style-name=""><text:span text:style-name="a259" text:class-names=""><text:page-number style:num-format="1" text:fixed="false"/></text:span><text:span text:style-name="a260" text:class-names=""/></text:p>
        </draw:text-box>
        <svg:title/>
        <svg:desc/>
      </draw:frame>
    </style:master-page>
    <style:master-page style:name="Master1-Layout7-blank-Blank" style:page-layout-name="pageLayout1" draw:style-name="a266">
      <draw:g draw:name="Group 4" draw:id="id63">
        <svg:title/>
        <svg:desc/>
        <draw:custom-shape svg:x="9.3205in" svg:y="6.84083in" svg:width="0.43in" svg:height="0.43in" draw:id="id67" draw:layer="Master1-bg" draw:style-name="a280" draw:name="Oval 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68" draw:layer="Master1-bg" draw:style-name="a281" draw:name="Oval 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4" presentation:style-name="a271" draw:name="Date Placeholder 1" svg:x="6.55333in" svg:y="6.86in" svg:width="2.685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9/10/2019</text:date></text:span><text:span text:style-name="a269" text:class-names=""/></text:p>
        </draw:text-box>
        <svg:title/>
        <svg:desc/>
      </draw:frame>
      <draw:frame draw:id="id65" presentation:style-name="a274" draw:name="Footer Placeholder 2" svg:x="0.75in" svg:y="6.86in" svg:width="5.19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6" presentation:style-name="a278" draw:name="Slide Number Placeholder 3" svg:x="9.2775in" svg:y="6.86in" svg:width="0.525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2">
      <draw:custom-shape svg:x="6.81081in" svg:y="0in" svg:width="3.18919in" svg:height="7.5in" draw:id="id69" draw:style-name="a2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288" draw:name="Title 1" svg:x="7.0125in" svg:y="0.75in" svg:width="2.625in" svg:height="1.9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71" presentation:style-name="a305" draw:name="Content Placeholder 2" svg:x="0.6875in" svg:y="0.75in" svg:width="5.505in" svg:height="5.49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09" draw:name="Text Placeholder 3" svg:x="7.0125in" svg:y="2.65in" svg:width="2.625in" svg:height="3.6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</draw:text-box>
        <svg:title/>
        <svg:desc/>
      </draw:frame>
      <draw:g draw:name="Group 11" draw:id="id73">
        <svg:title/>
        <svg:desc/>
        <draw:custom-shape svg:x="9.3205in" svg:y="6.84083in" svg:width="0.43in" svg:height="0.43in" draw:id="id77" draw:style-name="a323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78" draw:style-name="a324" draw:name="Oval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4" presentation:style-name="a314" draw:name="Date Placeholder 8" svg:x="6.55333in" svg:y="6.86in" svg:width="2.685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>9/10/2019</text:date></text:span><text:span text:style-name="a312" text:class-names=""/></text:p>
        </draw:text-box>
        <svg:title/>
        <svg:desc/>
      </draw:frame>
      <draw:frame draw:id="id75" presentation:style-name="a317" draw:name="Footer Placeholder 9" svg:x="0.75in" svg:y="6.86in" svg:width="5.19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6" presentation:style-name="a321" draw:name="Slide Number Placeholder 10" svg:x="9.2775in" svg:y="6.86in" svg:width="0.525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5">
      <draw:custom-shape svg:x="6.81081in" svg:y="0in" svg:width="3.18919in" svg:height="7.5in" draw:id="id79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31" draw:name="Title 1" svg:x="7.0125in" svg:y="0.75in" svg:width="2.625in" svg:height="1.9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81" presentation:style-name="a335" draw:name="Picture Placeholder 2" svg:x="0in" svg:y="0in" svg:width="6.81081in" svg:height="7.5in" presentation:class="graphic" presentation:placeholder="false">
        <draw:text-box>
          <text:p text:style-name="a334" text:class-names="" text:cond-style-name=""><text:span text:style-name="a332" text:class-names="">Click icon to add picture</text:span><text:span text:style-name="a333" text:class-names=""/></text:p>
        </draw:text-box>
        <svg:title/>
        <svg:desc/>
      </draw:frame>
      <draw:frame draw:id="id82" presentation:style-name="a339" draw:name="Text Placeholder 3" svg:x="7.0125in" svg:y="2.65in" svg:width="2.625in" svg:height="3.6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g draw:name="Group 11" draw:id="id83">
        <svg:title/>
        <svg:desc/>
        <draw:custom-shape svg:x="9.3205in" svg:y="6.84083in" svg:width="0.43in" svg:height="0.43in" draw:id="id86" draw:style-name="a350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87" draw:style-name="a351" draw:name="Oval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84" presentation:style-name="a344" draw:name="Date Placeholder 7" svg:x="6.55333in" svg:y="6.86in" svg:width="2.685in" svg:height="0.39931in" presentation:class="date-time" presentation:placeholder="false">
        <draw:text-box>
          <text:p text:style-name="a343" text:class-names="" text:cond-style-name=""><text:span text:style-name="a340" text:class-names=""><text:date text:fixed="false" style:data-style-name="a341">9/10/2019</text:date></text:span><text:span text:style-name="a342" text:class-names=""/></text:p>
        </draw:text-box>
        <svg:title/>
        <svg:desc/>
      </draw:frame>
      <draw:frame draw:id="id85" presentation:style-name="a348" draw:name="Slide Number Placeholder 9" svg:x="9.2775in" svg:y="6.86in" svg:width="0.525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2">
      <draw:g draw:name="Group 9" draw:id="id88">
        <svg:title/>
        <svg:desc/>
        <draw:custom-shape svg:x="9.3205in" svg:y="6.84083in" svg:width="0.43in" svg:height="0.43in" draw:id="id94" draw:layer="Master1-bg" draw:style-name="a387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95" draw:layer="Master1-bg" draw:style-name="a388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89" presentation:style-name="a356" draw:name="Title 1" svg:x="0.75in" svg:y="0.53in" svg:width="8.5in" svg:height="1.76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90" presentation:style-name="a373" draw:name="Vertical Text Placeholder 2" svg:x="0.75in" svg:y="2.32in" svg:width="8.5in" svg:height="4.43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ifth le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8" draw:name="Date Placeholder 6" svg:x="6.55333in" svg:y="6.86in" svg:width="2.685in" svg:height="0.39931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>9/10/2019</text:date></text:span><text:span text:style-name="a376" text:class-names=""/></text:p>
        </draw:text-box>
        <svg:title/>
        <svg:desc/>
      </draw:frame>
      <draw:frame draw:id="id92" presentation:style-name="a381" draw:name="Footer Placeholder 7" svg:x="0.75in" svg:y="6.86in" svg:width="5.19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93" presentation:style-name="a385" draw:name="Slide Number Placeholder 8" svg:x="9.2775in" svg:y="6.86in" svg:width="0.525in" svg:height="0.39931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/></text:span><text:span text:style-name="a38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9">
      <draw:g draw:name="Group 9" draw:id="id96">
        <svg:title/>
        <svg:desc/>
        <draw:custom-shape svg:x="9.3205in" svg:y="6.84083in" svg:width="0.43in" svg:height="0.43in" draw:id="id102" draw:layer="Master1-bg" draw:style-name="a424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103" draw:layer="Master1-bg" draw:style-name="a425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7" presentation:style-name="a393" draw:name="Vertical Title 1" svg:x="7.15625in" svg:y="0.58333in" svg:width="2.09375in" svg:height="6.16667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98" presentation:style-name="a410" draw:name="Vertical Text Placeholder 2" svg:x="0.875in" svg:y="0.58333in" svg:width="6.15625in" svg:height="6.1666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5" draw:name="Date Placeholder 6" svg:x="6.55333in" svg:y="6.86in" svg:width="2.685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9/10/2019</text:date></text:span><text:span text:style-name="a413" text:class-names=""/></text:p>
        </draw:text-box>
        <svg:title/>
        <svg:desc/>
      </draw:frame>
      <draw:frame draw:id="id100" presentation:style-name="a418" draw:name="Footer Placeholder 7" svg:x="0.75in" svg:y="6.86in" svg:width="5.19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101" presentation:style-name="a422" draw:name="Slide Number Placeholder 8" svg:x="9.2775in" svg:y="6.86in" svg:width="0.525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ure 2</dc:title>
    <meta:initial-creator>David A Haynes II</meta:initial-creator>
    <dc:creator>David Haynes</dc:creator>
    <meta:creation-date>2015-01-27T17:22:07Z</meta:creation-date>
    <dc:date>2019-09-10T19:41:08Z</dc:date>
    <meta:template xlink:href="TM03090434%5b%5bfn=Wood%20Type%5d%5d" xlink:type="simple"/>
    <meta:editing-cycles>18</meta:editing-cycles>
    <meta:editing-duration>PT25553S</meta:editing-duration>
    <meta:document-statistic meta:paragraph-count="144" meta:word-count="784"/>
  </office:meta>
</office:document-meta>
</file>